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9.409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8cm" fo:min-width="2.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c0c0c0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9.881cm" svg:height="1.1cm" svg:x="5.411cm" svg:y="11.786cm">
          <text:p text:style-name="P1">データリンク層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964cm" svg:height="1.1cm" svg:x="5.41cm" svg:y="10.685cm">
          <text:p text:style-name="P1"><text:span text:style-name="T1">IPv4</text:span></text:p>
          <text:p text:style-name="P1"><text:span text:style-name="T1">インターネットプロトコル層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9cm" svg:height="1.1cm" svg:x="5.384cm" svg:y="9.603cm">
          <text:p text:style-name="P1">トランスポート層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964cm" svg:height="1.1cm" svg:x="10.309cm" svg:y="10.684cm">
          <text:p text:style-name="P1"><text:span text:style-name="T1">IPv6</text:span></text:p>
          <text:p text:style-name="P1"><text:span text:style-name="T1">インターネットプロトコル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821cm" svg:height="1.1cm" svg:x="5.408cm" svg:y="6.483cm">
          <text:p text:style-name="P1">ソケット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821cm" svg:height="1.1cm" svg:x="5.407cm" svg:y="2.282cm">
          <text:p text:style-name="P1">IPv4/IPv6対応アプリケーション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72cm" svg:height="1.899cm" svg:x="7.307cm" svg:y="7.6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872cm" svg:height="1.899cm" svg:x="12.106cm" svg:y="7.61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5" draw:layer="layout" svg:width="4.537cm" svg:height="1.199cm" svg:x="13.201cm" svg:y="8.042cm">
          <draw:text-box>
            <text:p><text:span text:style-name="T1">IPv6</text:span><text:span text:style-name="T1">が宛先となる通信</text:span></text:p>
            <text:p><text:span text:style-name="T1">[2001:db8::1]</text:span></text:p>
          </draw:text-box>
        </draw:frame>
        <draw:frame draw:style-name="gr5" draw:text-style-name="P5" draw:layer="layout" svg:width="4.537cm" svg:height="1.199cm" svg:x="2.402cm" svg:y="8.043cm">
          <draw:text-box>
            <text:p><text:span text:style-name="T1">IPv4</text:span><text:span text:style-name="T1">が宛先となる通信</text:span></text:p>
            <text:p><text:span text:style-name="T1">192.168.1.1</text:span></text:p>
          </draw:text-box>
        </draw:frame>
        <draw:frame draw:style-name="gr6" draw:text-style-name="P5" draw:layer="layout" svg:width="3.982cm" svg:height="1.199cm" svg:x="13.302cm" svg:y="5.143cm">
          <draw:text-box>
            <text:p><text:span text:style-name="T1">IPv6</text:span><text:span text:style-name="T1">アドレスを使用</text:span></text:p>
            <text:p><text:span text:style-name="T1">[2001:db8::1]</text:span></text:p>
          </draw:text-box>
        </draw:frame>
        <draw:frame draw:style-name="gr6" draw:text-style-name="P5" draw:layer="layout" svg:width="3.982cm" svg:height="1.199cm" svg:x="3.302cm" svg:y="5.144cm">
          <draw:text-box>
            <text:p><text:span text:style-name="T1">IPv4</text:span><text:span text:style-name="T1">アドレスを使用</text:span></text:p>
            <text:p><text:span text:style-name="T1">192.168.1.1</text:span></text:p>
          </draw:text-box>
        </draw:frame>
        <draw:custom-shape draw:style-name="gr1" draw:text-style-name="P6" draw:layer="layout" svg:width="3.426cm" svg:height="1.1cm" svg:x="5.424cm" svg:y="14.461cm">
          <text:p text:style-name="P1"><text:span text:style-name="T2">IPv4</text:span><text:span text:style-name="T2">ホスト</text:span></text:p>
          <text:p text:style-name="P1"><text:span text:style-name="T2">192.168.1.1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426cm" svg:height="1.1cm" svg:x="11.723cm" svg:y="14.46cm">
          <text:p text:style-name="P1"><text:span text:style-name="T2">IPv6</text:span><text:span text:style-name="T2">ホスト</text:span></text:p>
          <text:p text:style-name="P1"><text:span text:style-name="T2">2001:db8::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72cm" svg:height="1.51cm" svg:x="6.706cm" svg:y="12.91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872cm" svg:height="1.51cm" svg:x="13.205cm" svg:y="12.9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5.926cm" svg:height="0.588cm" svg:x="6.961cm" svg:y="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72cm" svg:height="1.51cm" svg:x="6.705cm" svg:y="12.9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5" draw:layer="layout" svg:width="4.385cm" svg:height="1.148cm" svg:x="13.103cm" svg:y="3.42cm">
          <draw:text-box>
            <text:p><text:span text:style-name="T1">IPv4</text:span><text:span text:style-name="T1">と</text:span><text:span text:style-name="T1">IPv6</text:span><text:span text:style-name="T1">のどちらを</text:span></text:p>
            <text:p><text:span text:style-name="T1">使うかを選択</text:span></text:p>
          </draw:text-box>
        </draw:frame>
        <draw:custom-shape draw:style-name="gr4" draw:text-style-name="P2" draw:layer="layout" svg:width="1.04cm" svg:height="2.443cm" svg:x="11.709cm" svg:y="4.0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04cm" svg:height="2.443cm" svg:x="7.708cm" svg:y="4.0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8" draw:layer="layout" svg:width="3.347cm" svg:height="2.138cm" svg:x="15.24cm" svg:y="9.643cm">
          <draw:text-box>
            <text:p text:style-name="P7"><text:span text:style-name="T3">ソケット経由で</text:span></text:p>
            <text:p text:style-name="P7"><text:span text:style-name="T3">IPv4</text:span><text:span text:style-name="T3">と</text:span><text:span text:style-name="T3">IPv6</text:span><text:span text:style-name="T3">の</text:span></text:p>
            <text:p text:style-name="P7"><text:span text:style-name="T3">どちらを使うか</text:span></text:p>
            <text:p text:style-name="P7"><text:span text:style-name="T3">トランスポート層に</text:span></text:p>
            <text:p text:style-name="P7"><text:span text:style-name="T3">指示する’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08T13:24:46.53</meta:creation-date>
    <dc:date>2016-07-29T23:10:36.873000000</dc:date>
    <meta:editing-duration>PT28M19S</meta:editing-duration>
    <meta:editing-cycles>8</meta:editing-cycles>
    <meta:generator>LibreOffice/5.0.4.2$Windows_x86 LibreOffice_project/2b9802c1994aa0b7dc6079e128979269cf95bc78</meta:generator>
    <meta:document-statistic meta:object-count="22"/>
  </office:meta>
</office:document-meta>
</file>